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weight="bold" style:font-weight-asian="bold"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1155cc"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ntions légales</text:p>
      <text:p text:style-name="P1"/>
      <text:p text:style-name="P1"><text:span text:style-name="T3">Le présent site est la propriété de Charlotte Vandermersch, </text:span></text:p>
      <text:p text:style-name="P1"><text:span text:style-name="T3">établissement situé au 53 rue Albert Vanderhaeghen</text:span><text:span text:style-name="T1"> </text:span><text:span text:style-name="T3">59320 Haubourdin.</text:span><text:line-break/><text:line-break/><text:span text:style-name="T2">Nom du Site : </text:span><text:a xlink:type="simple" xlink:href="http://www.chiropracteur-vandermersch.fr/" office:target-frame-name="_blank" xlink:show="new" text:style-name="Internet_20_link" text:visited-style-name="Visited_20_Internet_20_Link"><text:span text:style-name="T4">www.chiropracteur-vandermersch.fr</text:span></text:a><text:line-break/><text:span text:style-name="T3">SIRET : 788 759 173</text:span><text:line-break/><text:span text:style-name="T3">ADELI : 59 000 434 7</text:span><text:line-break/><text:line-break/><text:line-break/><text:span text:style-name="T2">Hébergement</text:span></text:p>
      <text:p text:style-name="P1"><text:span text:style-name="T2"/></text:p>
      <text:p text:style-name="P1"><text:span text:style-name="T3">OVH</text:span><text:line-break/><text:span text:style-name="T3">2 rue Kellermann </text:span></text:p>
      <text:p text:style-name="P1"><text:span text:style-name="T3">59100 Roubaix</text:span></text:p>
      <text:p text:style-name="P1"><text:span text:style-name="T3">France.</text:span><text:line-break/></text:p>
      <text:p text:style-name="P1">Copyright<text:line-break/><text:line-break/><text:span text:style-name="T3">Toute représentation totale ou partielle de ce site par quelque procédé que ce soit, sans l'autorisation expresse du propriétaire exploitant du site Internet est interdite et constituerait une contrefaçon sanctionnée par les article L 335-2 et suivants du Code de la propriété intellectuelle.</text:span><text:line-break/><text:line-break/><text:span text:style-name="T3">Il en est de même des éventuelles bases de données figurant sur le site Internet qui sont protégées par les dispositions de la loi du 11 juillet 1998 portant transposition dans le Code de la propriété intellectuelle (CPI) de la directive européenne du 11 mars 1996 relative à la protection juridique des bases de données.</text:span><text:line-break/><text:line-break/><text:span text:style-name="T2">Confidentialité</text:span></text:p>
      <text:p text:style-name="P1"><text:span text:style-name="T3"/></text:p>
      <text:p text:style-name="P1"><text:span text:style-name="T3">Les données enregistrées sur ce site sont exclusivement destinées à Charlotte Vandermersch conformément à la loi informatique et liberté n° 78-17 du 6 janvier 1978 vous disposé à tout moment d'un droit d'accès et rectification aux données vous concern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ce Delporte</meta:initial-creator>
    <meta:creation-date>2023-05-25T11:24:41.59</meta:creation-date>
    <meta:generator>OpenOffice/4.1.13$Win32 OpenOffice.org_project/4113m1$Build-9810</meta:generator>
    <dc:date>2023-05-25T11:42:20.60</dc:date>
    <dc:creator>Laurence Delporte</dc:creator>
    <meta:editing-duration>PT17M42S</meta:editing-duration>
    <meta:editing-cycles>2</meta:editing-cycles>
    <meta:document-statistic meta:table-count="0" meta:image-count="0" meta:object-count="0" meta:page-count="1" meta:paragraph-count="8" meta:word-count="183" meta:character-count="1188"/>
  </office:meta>
</office:document-meta>
</file>